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1pt" style:font-size-asian="11pt" style:font-size-complex="11pt"/>
    </style:style>
    <style:style style:name="P2" style:family="paragraph" style:parent-style-name="Standard">
      <style:text-properties style:font-name="DejaVu Sans" fo:font-size="11pt" officeooo:paragraph-rsid="001917a3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Sans" fo:font-size="11pt" officeooo:paragraph-rsid="001b38ad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DejaVu Sans" fo:font-size="11pt" officeooo:paragraph-rsid="0033990e" style:font-size-asian="11pt" style:font-size-complex="11pt"/>
    </style:style>
    <style:style style:name="P6" style:family="paragraph" style:parent-style-name="Standard">
      <style:text-properties style:font-name="DejaVu Sans" fo:font-size="10pt" style:font-size-asian="10pt" style:font-size-complex="10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DejaVu Sans" fo:font-size="10pt" officeooo:rsid="000cf1d7" officeooo:paragraph-rsid="001917a3" style:font-size-asian="10pt" style:font-size-complex="10pt"/>
    </style:style>
    <style:style style:name="P8" style:family="paragraph" style:parent-style-name="Standard">
      <loext:graphic-properties draw:fill="none"/>
      <style:paragraph-properties fo:margin-left="0cm" fo:margin-right="0cm" fo:line-height="200%" fo:text-align="justify" style:justify-single-word="false" fo:text-indent="2cm" style:auto-text-indent="false" fo:background-color="transparent"/>
      <style:text-properties style:font-name="DejaVu Sans" fo:font-size="11pt" officeooo:rsid="0020b629" officeooo:paragraph-rsid="005c51f7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DejaVu Sans" fo:font-size="11pt" officeooo:rsid="001917a3" officeooo:paragraph-rsid="001b38ad" style:font-size-asian="11pt" style:font-size-complex="11pt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style:font-name="DejaVu Sans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1917a3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4926a2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1pt" fo:font-weight="bold" officeooo:rsid="0019e65d" officeooo:paragraph-rsid="001917a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1pt" fo:font-weight="bold" officeooo:rsid="0019e65d" officeooo:paragraph-rsid="004926a2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fo:font-weight="bold" officeooo:rsid="0011a1f6" officeooo:paragraph-rsid="001917a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fo:font-weight="bold" officeooo:rsid="0011a1f6" officeooo:paragraph-rsid="004926a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fo:font-weight="bold" officeooo:rsid="005290f4" officeooo:paragraph-rsid="001917a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fo:font-weight="bold" officeooo:rsid="005290f4" officeooo:paragraph-rsid="004926a2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officeooo:rsid="0019e65d" officeooo:paragraph-rsid="001917a3" style:font-size-asian="10pt" style:font-size-complex="10pt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officeooo:rsid="0019e65d" officeooo:paragraph-rsid="004926a2" style:font-size-asian="10pt" style:font-size-complex="10pt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ans" fo:font-size="11pt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officeooo:rsid="0020b629" officeooo:paragraph-rsid="0020b629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officeooo:rsid="0020b629" officeooo:paragraph-rsid="00270b5b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officeooo:rsid="0020b629" officeooo:paragraph-rsid="004543d4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officeooo:rsid="0020b629" officeooo:paragraph-rsid="0024d3d2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fo:font-weight="normal" officeooo:rsid="0020b629" officeooo:paragraph-rsid="004543d4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fo:font-weight="bold" officeooo:rsid="0020b629" officeooo:paragraph-rsid="0024d3d2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fo:font-style="normal" fo:font-weight="normal" officeooo:rsid="0024d3d2" officeooo:paragraph-rsid="0024d3d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5pt" officeooo:rsid="0020b629" officeooo:paragraph-rsid="0020b629" style:font-size-asian="5pt" style:font-size-complex="5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1pt" fo:font-style="normal" fo:font-weight="normal" officeooo:rsid="0024d3d2" officeooo:paragraph-rsid="004926a2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DejaVu Sans" fo:font-size="10pt" officeooo:rsid="0011a1f6" officeooo:paragraph-rsid="001917a3" style:font-size-asian="10pt" style:font-size-complex="10pt"/>
    </style:style>
    <style:style style:name="P32" style:family="paragraph" style:parent-style-name="Standard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DejaVu Sans" fo:font-size="10pt" officeooo:rsid="0011a1f6" officeooo:paragraph-rsid="004926a2" style:font-size-asian="10pt" style:font-size-complex="10pt"/>
    </style:style>
    <style:style style:name="P33" style:family="paragraph" style:parent-style-name="Standard" style:master-page-name="">
      <style:paragraph-properties fo:line-height="115%" fo:text-align="center" style:justify-single-word="false" style:page-number="auto"/>
      <style:text-properties style:font-name="DejaVu Sans" fo:font-size="11pt" officeooo:rsid="000cf1d7" officeooo:paragraph-rsid="005877ec" style:font-size-asian="11pt" style:font-size-complex="11pt"/>
    </style:style>
    <style:style style:name="P34" style:family="paragraph" style:parent-style-name="Standard" style:master-page-name="">
      <style:paragraph-properties fo:line-height="200%" fo:text-align="center" style:justify-single-word="false" style:page-number="auto"/>
      <style:text-properties style:font-name="DejaVu Sans" fo:font-size="11pt" officeooo:rsid="000cf1d7" officeooo:paragraph-rsid="005c51f7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fo:font-style="normal" fo:font-weight="normal" officeooo:rsid="00270b5b" officeooo:paragraph-rsid="00270b5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ans" fo:font-size="10pt" fo:font-style="normal" fo:font-weight="normal" officeooo:rsid="0024d3d2" officeooo:paragraph-rsid="0024d3d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style:font-name="DejaVu Sans" fo:font-size="11pt" officeooo:paragraph-rsid="0072456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1d7" style:font-weight-asian="bold" style:font-weight-complex="bold"/>
    </style:style>
    <style:style style:name="T3" style:family="text">
      <style:text-properties fo:font-weight="bold" style:font-weight-asian="bold" style:font-weight-complex="bold" loext:padding="0.049cm" loext:border="0.06pt solid #000000" loext:shadow="none"/>
    </style:style>
    <style:style style:name="T4" style:family="text">
      <style:text-properties fo:font-weight="bold" officeooo:rsid="001917a3" style:font-weight-asian="bold" style:font-weight-complex="bold"/>
    </style:style>
    <style:style style:name="T5" style:family="text">
      <style:text-properties fo:font-weight="bold" officeooo:rsid="001b6d2b" style:font-weight-asian="bold" style:font-weight-complex="bold"/>
    </style:style>
    <style:style style:name="T6" style:family="text">
      <style:text-properties fo:font-weight="bold" officeooo:rsid="001e31fd" style:font-weight-asian="bold" style:font-weight-complex="bold"/>
    </style:style>
    <style:style style:name="T7" style:family="text">
      <style:text-properties fo:font-weight="bold" officeooo:rsid="001b95cc" style:font-weight-asian="bold" style:font-weight-complex="bold"/>
    </style:style>
    <style:style style:name="T8" style:family="text">
      <style:text-properties fo:font-weight="bold" officeooo:rsid="004926a2" style:font-weight-asian="bold" style:font-weight-complex="bold"/>
    </style:style>
    <style:style style:name="T9" style:family="text">
      <style:text-properties fo:font-weight="bold" officeooo:rsid="006402e7" style:font-weight-asian="bold" style:font-weight-complex="bold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officeooo:rsid="001917a3"/>
    </style:style>
    <style:style style:name="T12" style:family="text">
      <style:text-properties fo:font-weight="normal" officeooo:rsid="001917a3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1917a3"/>
    </style:style>
    <style:style style:name="T14" style:family="text">
      <style:text-properties fo:font-style="normal" fo:font-weight="bold" officeooo:rsid="0031c834" style:font-name-asian="Liberation Serif1" style:font-style-asian="normal" style:font-weight-asian="bold" style:font-name-complex="Liberation Serif1" style:font-style-complex="normal" style:font-weight-complex="bold"/>
    </style:style>
    <style:style style:name="T15" style:family="text">
      <style:text-properties fo:font-style="normal" fo:font-weight="bold" officeooo:rsid="00270b5b" style:font-name-asian="Liberation Serif1" style:font-style-asian="normal" style:font-weight-asian="bold" style:font-name-complex="Liberation Serif1" style:font-style-complex="normal" style:font-weight-complex="bold"/>
    </style:style>
    <style:style style:name="T16" style:family="text">
      <style:text-properties fo:font-style="normal" fo:font-weight="bold" officeooo:rsid="0024d3d2" style:font-name-asian="Liberation Serif1" style:font-style-asian="normal" style:font-weight-asian="bold" style:font-name-complex="Liberation Serif1" style:font-style-complex="normal" style:font-weight-complex="bold"/>
    </style:style>
    <style:style style:name="T17" style:family="text">
      <style:text-properties fo:font-style="normal" fo:font-weight="normal" officeooo:rsid="00270b5b" style:font-name-asian="Liberation Serif1" style:font-style-asian="normal" style:font-weight-asian="normal" style:font-name-complex="Liberation Serif1" style:font-style-complex="normal" style:font-weight-complex="normal"/>
    </style:style>
    <style:style style:name="T18" style:family="text">
      <style:text-properties fo:font-style="normal" fo:font-weight="normal" officeooo:rsid="0024d3d2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fo:font-style="normal" officeooo:rsid="00270b5b" style:font-name-asian="Liberation Serif1" style:font-style-asian="normal" style:font-name-complex="Liberation Serif1" style:font-style-complex="normal"/>
    </style:style>
    <style:style style:name="T20" style:family="text">
      <style:text-properties fo:font-style="normal" officeooo:rsid="002aa3dc" style:font-name-asian="Liberation Serif1" style:font-style-asian="normal" style:font-name-complex="Liberation Serif1" style:font-style-complex="normal"/>
    </style:style>
    <style:style style:name="T21" style:family="text">
      <style:text-properties fo:font-style="normal" officeooo:rsid="002b004f" style:font-name-asian="Liberation Serif1" style:font-style-asian="normal" style:font-name-complex="Liberation Serif1" style:font-style-complex="normal"/>
    </style:style>
    <style:style style:name="T22" style:family="text">
      <style:text-properties fo:font-style="normal" officeooo:rsid="002b4220" style:font-name-asian="Liberation Serif1" style:font-style-asian="normal" style:font-name-complex="Liberation Serif1" style:font-style-complex="normal"/>
    </style:style>
    <style:style style:name="T23" style:family="text">
      <style:text-properties fo:font-style="normal" officeooo:rsid="0024d3d2" style:font-name-asian="Liberation Serif1" style:font-style-asian="normal" style:font-name-complex="Liberation Serif1" style:font-style-complex="normal"/>
    </style:style>
    <style:style style:name="T24" style:family="text">
      <style:text-properties fo:font-style="normal" officeooo:rsid="0026ca0e" style:font-name-asian="Liberation Serif1" style:font-style-asian="normal" style:font-name-complex="Liberation Serif1" style:font-style-complex="normal"/>
    </style:style>
    <style:style style:name="T25" style:family="text">
      <style:text-properties fo:font-style="normal" officeooo:rsid="003007c4" style:font-name-asian="Liberation Serif1" style:font-style-asian="normal" style:font-name-complex="Liberation Serif1" style:font-style-complex="normal"/>
    </style:style>
    <style:style style:name="T26" style:family="text">
      <style:text-properties fo:font-style="normal" officeooo:rsid="004543d4" style:font-name-asian="Liberation Serif1" style:font-style-asian="normal" style:font-name-complex="Liberation Serif1" style:font-style-complex="normal"/>
    </style:style>
    <style:style style:name="T27" style:family="text">
      <style:text-properties fo:font-style="normal" style:text-underline-style="none" fo:font-weight="normal" officeooo:rsid="0024d3d2" style:font-name-asian="Liberation Serif1" style:font-style-asian="normal" style:font-weight-asian="normal" style:font-name-complex="Liberation Serif1" style:font-style-complex="normal" style:font-weight-complex="normal"/>
    </style:style>
    <style:style style:name="T28" style:family="text">
      <style:text-properties officeooo:rsid="0022fed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officeooo:rsid="00341cb9" style:font-weight-asian="bold" style:font-weight-complex="bold"/>
    </style:style>
    <style:style style:name="T31" style:family="text">
      <style:text-properties style:text-underline-style="none" fo:font-weight="bold" officeooo:rsid="00389b13" style:font-weight-asian="bold" style:font-weight-complex="bold"/>
    </style:style>
    <style:style style:name="T32" style:family="text">
      <style:text-properties style:text-underline-style="none" fo:font-weight="bold" officeooo:rsid="0036e519" style:font-weight-asian="bold" style:font-weight-complex="bold"/>
    </style:style>
    <style:style style:name="T33" style:family="text">
      <style:text-properties style:text-underline-style="none" fo:font-weight="bold" officeooo:rsid="003db57d" style:font-weight-asian="bold" style:font-weight-complex="bold"/>
    </style:style>
    <style:style style:name="T34" style:family="text">
      <style:text-properties style:text-underline-style="none" fo:font-weight="bold" officeooo:rsid="004046ea" style:font-weight-asian="bold" style:font-weight-complex="bold"/>
    </style:style>
    <style:style style:name="T35" style:family="text">
      <style:text-properties style:text-underline-style="none" fo:font-weight="bold" officeooo:rsid="005c51f7" style:font-weight-asian="bold" style:font-weight-complex="bold"/>
    </style:style>
    <style:style style:name="T36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37" style:family="text">
      <style:text-properties officeooo:rsid="005877ec"/>
    </style:style>
    <style:style style:name="T38" style:family="text">
      <style:text-properties fo:font-style="italic" officeooo:rsid="0022fedf" style:font-style-asian="italic" style:font-style-complex="italic"/>
    </style:style>
    <style:style style:name="T39" style:family="text">
      <style:text-properties fo:font-style="italic" fo:font-weight="normal" officeooo:rsid="00270b5b" style:font-name-asian="Liberation Serif1" style:font-style-asian="italic" style:font-weight-asian="normal" style:font-name-complex="Liberation Serif1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Dictée préparée / </text:span><text:span text:style-name="T2">6</text:span><text:span text:style-name="T10">e</text:span><text:span text:style-name="T1"> / T</text:span><text:span text:style-name="T4">2</text:span></text:p>
      <text:p text:style-name="P15"/>
      <text:p text:style-name="P17">source :</text:p>
      <text:p text:style-name="P11"><text:a xlink:type="simple" xlink:href="https://cache.media.eduscol.education.fr/file/Etude_de_la_langue/15/6/RA16_C3_Francais_Etude_langue_Dictee_de_controle_6e_759156.pdf" text:style-name="Internet_20_link" text:visited-style-name="Visited_20_Internet_20_Link"><text:span text:style-name="T36">https://cache.media.eduscol.education.fr/file/Etude_de_la_langue/15/6/RA16_C3_Francais_Etude_langue_Dictee_de_controle_6e_759156.pdf</text:span></text:a><text:span text:style-name="T36"> </text:span></text:p>
      <text:p text:style-name="P15"/>
      <text:p text:style-name="P19"><text:span text:style-name="T1">Les expressions </text:span><text:span text:style-name="T3">encadrées</text:span><text:span text:style-name="T1"> ne sont pas à retenir.</text:span></text:p>
      <text:p text:style-name="P13"/>
      <text:p text:style-name="P2"/>
      <text:p text:style-name="P7">L’<text:span text:style-name="T37">attente</text:span></text:p>
      <text:p text:style-name="P6"/>
      <text:p text:style-name="P10">Il était une fois un louveteau si maladroit qu’il n’attrapait jamais rien. Les mulots lui filaient sous le nez, les canards s’envolaient à sa barbe. Mais il fallait bien qu’il serve à quelque chose, non ? Heureusement, il avait une grand-mère. Très vieille. Ses grands yeux tristes regardaient courir les jeunes. Sa peau ne frémissait plus à l’approche du gibier. Autour d’elle, tout le monde était désolé. Elle <text:span text:style-name="T29">voyait</text:span> bien que nous ne chassions plus avec elle comme auparavant. Alors, elle mettait un peu d’ordre dans sa tanière, lentement, puis faisait sa toilette avec soin. Cette grand-mère à la fourrure argentée encore magnifique attendait ainsi ce louveteau maladroit qui, de tous les jeunes loups, finissait toujours par revenir avec une surprise.</text:p>
      <text:p text:style-name="P21"/>
      <text:p text:style-name="P3"/>
      <text:p text:style-name="P33">L’<text:span text:style-name="T37">attente</text:span></text:p>
      <text:p text:style-name="P4"/>
      <text:p text:style-name="P37"><text:span text:style-name="T11">Il </text:span><text:span text:style-name="T13">était</text:span><text:span text:style-name="T11"> une fois un </text:span><text:span text:style-name="T12">louveteau</text:span><text:span text:style-name="T5">[</text:span><text:span text:style-name="T6">=</text:span><text:span text:style-name="T5">petit loup]</text:span><text:span text:style-name="T11"> si maladroit qu’il n’</text:span><text:span text:style-name="T13">attrapait</text:span><text:span text:style-name="T11"> jamais rien. Les mulots</text:span><text:span text:style-name="T5">[</text:span><text:span text:style-name="T6">=</text:span><text:span text:style-name="T5">une espèce de souris]</text:span><text:span text:style-name="T11"> lui </text:span><text:span text:style-name="T13">filaient</text:span><text:span text:style-name="T11"> sous le nez, les canards </text:span><text:span text:style-name="T13">s’envolaient</text:span><text:span text:style-name="T11"> à sa barbe. Mais il fallait bien qu’il serve à </text:span><text:span text:style-name="T13">quelque</text:span><text:span text:style-name="T11"> chose, non ? Heureusement, il </text:span><text:span text:style-name="T13">avait</text:span><text:span text:style-name="T11"> une grand-mère. Très vieille</text:span><text:span text:style-name="T4">[</text:span><text:span text:style-name="T9">v+i+e+ill+e</text:span><text:span text:style-name="T4">]</text:span><text:span text:style-name="T11">. </text:span><text:span text:style-name="T13">Ses</text:span><text:span text:style-name="T11"> grands yeux tristes </text:span><text:span text:style-name="T13">regardaient</text:span><text:span text:style-name="T11"> courir les jeunes. Sa peau ne </text:span><text:span text:style-name="T13">frémissait</text:span><text:span text:style-name="T11"> plus à l’approche du gibier</text:span><text:span text:style-name="T4">[=animal comestible chassé]</text:span><text:span text:style-name="T11">. Autour d’elle, tout le monde </text:span><text:span text:style-name="T13">était</text:span><text:span text:style-name="T11"> </text:span><text:span text:style-name="T13">désolé</text:span><text:span text:style-name="T11">. Elle </text:span><text:span text:style-name="T13">voyait</text:span><text:span text:style-name="T11"> bien que nous ne </text:span><text:span text:style-name="T13">chassions</text:span><text:span text:style-name="T11"> plus avec elle comme auparavant. Alors, elle </text:span><text:span text:style-name="T13">mettait</text:span><text:span text:style-name="T30">[</text:span><text:span text:style-name="T33">double</text:span><text:span text:style-name="T30"> t car on prononce </text:span><text:span text:style-name="T31">[mɛtɛ]</text:span><text:span text:style-name="T30"> </text:span><text:span text:style-name="T32">et non pas </text:span><text:span text:style-name="T31">[mete] </text:span><text:span text:style-name="T30">]</text:span><text:span text:style-name="T11"> un peu d’ordre dans sa tanière</text:span><text:span text:style-name="T7">[</text:span><text:span text:style-name="T6">=</text:span><text:span text:style-name="T7">refuge d’animal]</text:span><text:span text:style-name="T11">, lentement, puis </text:span><text:span text:style-name="T13">faisait</text:span><text:span text:style-name="T11"> sa toilette</text:span><text:span text:style-name="T30">[</text:span><text:span text:style-name="T33">double</text:span><text:span text:style-name="T30"> t car on prononce </text:span><text:span text:style-name="T31">[</text:span><text:span text:style-name="T34">twal</text:span><text:span text:style-name="T31">ɛ</text:span><text:span text:style-name="T34">t</text:span><text:span text:style-name="T31">]</text:span><text:span text:style-name="T30"> </text:span><text:span text:style-name="T32">et non pas </text:span><text:span text:style-name="T31">[</text:span><text:span text:style-name="T34">twalet</text:span><text:span text:style-name="T31">]</text:span><text:span text:style-name="T30">]</text:span><text:span text:style-name="T11"> avec soin. Cette grand-mère à la fourrure argentée encore magnifique </text:span><text:span text:style-name="T13">attendait</text:span><text:span text:style-name="T11"> ainsi ce louveteau maladroit qui, de tous les jeunes loups, </text:span><text:span text:style-name="T13">finissait</text:span><text:span text:style-name="T35">[le sujet est « ce louveteau maladroit ] »</text:span><text:span text:style-name="T11"> toujours par revenir avec une surprise.</text:span></text:p>
      <text:p text:style-name="P9"/>
      <text:p text:style-name="P22"><text:span text:style-name="T14">► </text:span><text:span text:style-name="T1">quelque chose :</text:span> <text:span text:style-name="T38">quelque</text:span><text:span text:style-name="T28"> est un déterminant indéfini ayant le sens de </text:span>« un certain » ; <text:span text:style-name="T28">attention à ne pas confondre avec « quel que soit le jour, quelle que soit la journée, quels que soient les jours, quelles que soient les journées»</text:span></text:p>
      <text:p text:style-name="P29"/>
      <text:p text:style-name="P23"><text:span text:style-name="T14">► </text:span><text:span text:style-name="T15">tout le monde était désolé :</text:span><text:span text:style-name="T17"> malgré le sens, </text:span><text:span text:style-name="T39">désolé</text:span><text:span text:style-name="T17"> s’écrit bien au singulier car </text:span><text:span text:style-name="T39">tout le monde</text:span><text:span text:style-name="T17"> est un groupe nominal singulier.</text:span></text:p>
      <text:p text:style-name="P35"/>
      <text:p text:style-name="P23"><text:span text:style-name="T14">► </text:span><text:span text:style-name="T15">ses / ces / c’est / sais / sait :</text:span></text:p>
      <text:p text:style-name="P26"><text:span text:style-name="T19"><text:tab/></text:span><text:span text:style-name="T26">ses<text:tab/>: </text:span><text:span text:style-name="T20">déterminant possessif</text:span></text:p>
      <text:p text:style-name="P26"><text:span text:style-name="T20"><text:tab/></text:span><text:span text:style-name="T26">ces<text:tab/>: </text:span><text:span text:style-name="T21">déterminant démonstratif<text:tab/><text:tab/></text:span></text:p>
      <text:p text:style-name="P26"><text:span text:style-name="T21"><text:tab/></text:span><text:span text:style-name="T26">c’est<text:tab/>: </text:span><text:span text:style-name="T22">pronom démonstratif neutre + verbe être</text:span></text:p>
      <text:p text:style-name="P26"><text:span text:style-name="T22"><text:tab/></text:span><text:span text:style-name="T26">s’est<text:tab/>: </text:span><text:span text:style-name="T22">pronom </text:span><text:span text:style-name="T25">réfléchi</text:span><text:span text:style-name="T22"> + verbe être</text:span></text:p>
      <text:p text:style-name="P26"><text:span text:style-name="T22"><text:tab/></text:span><text:span text:style-name="T26">sais<text:tab/>: </text:span><text:span text:style-name="T22">savoir.A.indicatif.présent.</text:span><text:span text:style-name="T26">1S</text:span></text:p>
      <text:p text:style-name="P26"><text:span text:style-name="T22"><text:tab/></text:span><text:span text:style-name="T26">sais<text:tab/>: </text:span><text:span text:style-name="T22">savoir.A.indicatif.présent.2S<text:tab/></text:span></text:p>
      <text:p text:style-name="P26"><text:span text:style-name="T22"><text:tab/></text:span><text:span text:style-name="T26">sait<text:tab/>: </text:span><text:span text:style-name="T22">savoir.A.indicatif.présent.</text:span><text:span text:style-name="T26">3</text:span><text:span text:style-name="T22">S<text:tab/></text:span></text:p>
      <text:p text:style-name="P24"/>
      <text:p text:style-name="P25"><text:span text:style-name="T14">► </text:span><text:span text:style-name="T16">imparfait : </text:span><text:span text:style-name="T18">les finales de l’indicatif imparfait sont -ais, -ais, -ait, </text:span><text:span text:style-name="T16">-ions, -iez</text:span><text:span text:style-name="T18">, -aient pour tous les verbes.</text:span></text:p>
      <text:p text:style-name="P29"/>
      <text:p text:style-name="P25"><text:span text:style-name="T14">► </text:span><text:span text:style-name="T16">voyait</text:span><text:span text:style-name="T18">. Le verbe « voir » se conjugue ainsi :</text:span></text:p>
      <text:p text:style-name="P28"/>
      <text:p text:style-name="P27"><text:span text:style-name="T23"><text:tab/></text:span><text:span text:style-name="T24">indicatif.présent<text:tab/><text:tab/>indicatif.imparfait<text:tab/><text:tab/>indicatif.futur</text:span></text:p>
      <text:p text:style-name="P28"><text:tab/>je vois<text:tab/><text:tab/><text:tab/><text:tab/>je voyais<text:tab/><text:tab/><text:tab/>je verrai</text:p>
      <text:p text:style-name="P28"><text:tab/>tu vois<text:tab/><text:tab/><text:tab/><text:tab/>tu voyais<text:tab/><text:tab/><text:tab/>tu verras</text:p>
      <text:p text:style-name="P28"><text:tab/>il voit<text:tab/><text:tab/><text:tab/><text:tab/>il voyait<text:tab/><text:tab/><text:tab/>il verra</text:p>
      <text:p text:style-name="P25"><text:span text:style-name="T18"><text:tab/>nous voyons<text:tab/><text:tab/><text:tab/>nous </text:span><text:span text:style-name="T16">voyions</text:span><text:span text:style-name="T18"><text:tab/><text:tab/><text:tab/>nous verrons</text:span></text:p>
      <text:p text:style-name="P25"><text:span text:style-name="T18"><text:tab/>vous voyez<text:tab/><text:tab/><text:tab/>vous </text:span><text:span text:style-name="T16">voyiez</text:span><text:span text:style-name="T18"><text:tab/><text:tab/><text:tab/>vous verrez</text:span></text:p>
      <text:p text:style-name="P28"><text:tab/>ils voient<text:tab/><text:tab/><text:tab/>ils voyaient<text:tab/><text:tab/><text:tab/>ils verront</text:p>
      <text:p text:style-name="P32"><text:soft-page-break/><text:span text:style-name="T1">Dictée préparée / </text:span><text:span text:style-name="T2">6</text:span><text:span text:style-name="T10">e</text:span><text:span text:style-name="T1"> / T</text:span><text:span text:style-name="T4">2 </text:span><text:span text:style-name="T8">dictée à trous</text:span></text:p>
      <text:p text:style-name="P16"/>
      <text:p text:style-name="P18">source :</text:p>
      <text:p text:style-name="P12"><text:a xlink:type="simple" xlink:href="https://cache.media.eduscol.education.fr/file/Etude_de_la_langue/15/6/RA16_C3_Francais_Etude_langue_Dictee_de_controle_6e_759156.pdf" text:style-name="Internet_20_link" text:visited-style-name="Visited_20_Internet_20_Link"><text:span text:style-name="T36">https://cache.media.eduscol.education.fr/file/Etude_de_la_langue/15/6/RA16_C3_Francais_Etude_langue_Dictee_de_controle_6e_759156.pdf</text:span></text:a><text:span text:style-name="T36"> </text:span></text:p>
      <text:p text:style-name="P16"/>
      <text:p text:style-name="P20"><text:span text:style-name="T1">Les expressions </text:span><text:span text:style-name="T3">encadrées</text:span><text:span text:style-name="T1"> ne sont pas à retenir.</text:span></text:p>
      <text:p text:style-name="P14"/>
      <text:p text:style-name="P30"/>
      <text:p text:style-name="P34">L’<text:span text:style-name="T37">attente</text:span></text:p>
      <text:p text:style-name="P5"/>
      <text:p text:style-name="P8"><text:span text:style-name="T18">Il était une fois un _______________ si maladroit qu’il n’_______________ jamais rien. Les mulots lui filaient sous le _______________, les canards s’envolaient _______________ sa barbe. Mais il _______________ bien qu’il serve à _______________ chose, non ? Heureusement, il avait une grand-mère. Très vieille. _______________ grands yeux tristes regardaient courir les jeunes. Sa peau ne _______________ plus _______________ l’approche du gibier. _______________ d’elle, tout le monde _______________ désolé. Elle </text:span><text:span text:style-name="T27">_______________</text:span><text:span text:style-name="T18"> bien que nous ne _______________ plus avec elle comme _______________. Alors, elle _______________ un peu d’ordre dans sa tanière, lentement, puis _______________ sa _______________ avec soin. Cette grand-mère à la _______________ argentée encore magnifique attendait ainsi ce louveteau maladroit qui, de tous les jeunes _______________, _______________ toujours par revenir avec une surpris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1:23.158000000</meta:creation-date>
    <dc:date>2020-03-03T08:44:27.598000000</dc:date>
    <meta:editing-duration>PT52M3S</meta:editing-duration>
    <meta:editing-cycles>51</meta:editing-cycles>
    <meta:generator>LibreOffice/6.1.6.3$Windows_X86_64 LibreOffice_project/5896ab1714085361c45cf540f76f60673dd96a72</meta:generator>
    <meta:print-date>2020-02-02T15:19:52.107323986</meta:print-date>
    <meta:document-statistic meta:table-count="0" meta:image-count="0" meta:object-count="0" meta:page-count="2" meta:paragraph-count="33" meta:word-count="618" meta:character-count="4244" meta:non-whitespace-character-count="3610"/>
  </office:meta>
</office:document-meta>
</file>